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44pt" officeooo:rsid="00176957" officeooo:paragraph-rsid="00176957" style:font-size-asian="38.5pt" style:font-size-complex="44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officeooo:rsid="00176957" officeooo:paragraph-rsid="00176957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officeooo:rsid="0018f96e" officeooo:paragraph-rsid="0018f96e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Ubuntu" fo:font-size="12pt" officeooo:rsid="00176957" officeooo:paragraph-rsid="00176957" style:font-size-asian="10.5pt" style:font-size-complex="12pt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Ubuntu" fo:font-size="12pt" officeooo:rsid="00176957" officeooo:paragraph-rsid="00176957" style:font-size-asian="10.5pt" style:font-size-complex="12pt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Ubuntu" fo:font-size="12pt" officeooo:rsid="0018f96e" officeooo:paragraph-rsid="0018f96e" style:font-size-asian="10.5pt" style:font-size-complex="12pt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Ubuntu" fo:font-size="12pt" officeooo:rsid="0018f96e" officeooo:paragraph-rsid="0018f96e" style:font-size-asian="10.5pt" style:font-size-complex="12pt"/>
    </style:style>
    <style:style style:name="P8" style:family="paragraph" style:parent-style-name="Standard" style:list-style-name="L4">
      <style:paragraph-properties fo:text-align="start" style:justify-single-word="false"/>
      <style:text-properties officeooo:paragraph-rsid="0018f96e"/>
    </style:style>
    <style:style style:name="T1" style:family="text">
      <style:text-properties officeooo:rsid="0018f96e"/>
    </style:style>
    <style:style style:name="T2" style:family="text">
      <style:text-properties style:text-line-through-style="none" style:text-line-through-type="none" style:font-name="Ubuntu" fo:font-size="12pt" officeooo:rsid="0018f96e" style:font-size-asian="10.5pt" style:font-size-complex="12pt"/>
    </style:style>
    <style:style style:name="T3" style:family="text">
      <style:text-properties style:font-name="Ubuntu" fo:font-size="12pt" officeooo:rsid="0018f96e" style:font-size-asian="10.5pt" style:font-size-complex="12pt"/>
    </style:style>
    <style:style style:name="T4" style:family="text">
      <style:text-properties officeooo:rsid="001af65f"/>
    </style:style>
    <style:style style:name="T5" style:family="text">
      <style:text-properties officeooo:rsid="001c61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cement Diary</text:p>
      <text:p text:style-name="P2"/>
      <text:p text:style-name="P2">Week 1:</text:p>
      <text:p text:style-name="P2"/>
      <text:list xml:id="list891674894" text:style-name="L1">
        <text:list-item>
          <text:p text:style-name="P4">Admin x 1,000,000</text:p>
        </text:list-item>
        <text:list-item>
          <text:p text:style-name="P4">Learning shell scripting</text:p>
        </text:list-item>
        <text:list-item>
          <text:p text:style-name="P4">Reading papers <text:span text:style-name="T5">on ab initio methods on multiferroic materials</text:span></text:p>
        </text:list-item>
        <text:list-item>
          <text:p text:style-name="P4">Discussing project options</text:p>
        </text:list-item>
        <text:list-item>
          <text:p text:style-name="P4">Learning ubuntu and command line interfaces</text:p>
        </text:list-item>
        <text:list-item>
          <text:p text:style-name="P4">Learning Git and Texstudio</text:p>
        </text:list-item>
      </text:list>
      <text:p text:style-name="P2"/>
      <text:p text:style-name="P2">Week 2:</text:p>
      <text:list xml:id="list1266654717" text:style-name="L2">
        <text:list-item>
          <text:p text:style-name="P5">Started <text:span text:style-name="T4">writing </text:span>env2seward.py</text:p>
        </text:list-item>
        <text:list-item>
          <text:p text:style-name="P5">Began very <text:s/>specific, became generalised through iterative improvements</text:p>
        </text:list-item>
        <text:list-item>
          <text:p text:style-name="P5"><text:span text:style-name="T1">Started to create</text:span> three different ways to run the script:</text:p>
          <text:list>
            <text:list-item>
              <text:p text:style-name="P5">Command prompts</text:p>
            </text:list-item>
            <text:list-item>
              <text:p text:style-name="P5">Jupyter <text:span text:style-name="T1">Notebook</text:span></text:p>
            </text:list-item>
            <text:list-item>
              <text:p text:style-name="P5">Extra input file <text:span text:style-name="T1">for basis sets and libraries</text:span></text:p>
            </text:list-item>
          </text:list>
        </text:list-item>
        <text:list-item>
          <text:p text:style-name="P5">Lots of bug checking</text:p>
        </text:list-item>
      </text:list>
      <text:p text:style-name="P3"/>
      <text:p text:style-name="P3">Week 3:</text:p>
      <text:list xml:id="list1118260488" text:style-name="L3">
        <text:list-item>
          <text:p text:style-name="P6">Finished learning Jupyter and the sys python module for command line file input</text:p>
        </text:list-item>
        <text:list-item>
          <text:p text:style-name="P6">Polished these interfaces off</text:p>
        </text:list-item>
        <text:list-item>
          <text:p text:style-name="P6">Wrote a comprehensive manual/documentation for each method</text:p>
        </text:list-item>
        <text:list-item>
          <text:p text:style-name="P6">Tested the script with multiple examples</text:p>
        </text:list-item>
        <text:list-item>
          <text:p text:style-name="P6">Added more to my report, read more papers related to Marie’s biblio articles</text:p>
        </text:list-item>
      </text:list>
      <text:p text:style-name="P3"/>
      <text:p text:style-name="P3">Week 4:</text:p>
      <text:list xml:id="list4110621600" text:style-name="L4">
        <text:list-item>
          <text:p text:style-name="P7">Wrote a script to extract born tensor from .loto.out output file in diagonalised format.</text:p>
        </text:list-item>
        <text:list-item>
          <text:p text:style-name="P8"><text:span text:style-name="T3">Started looking for the best method for solving q*.E = -</text:span><text:span text:style-name="T2">H.d linear equations (LAPACK FORTRAN drivers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08:05:21.119829702</meta:creation-date>
    <dc:date>2020-06-30T08:28:18.189278774</dc:date>
    <meta:editing-duration>PT11M44S</meta:editing-duration>
    <meta:editing-cycles>3</meta:editing-cycles>
    <meta:generator>LibreOffice/6.4.3.2$Linux_X86_64 LibreOffice_project/40$Build-2</meta:generator>
    <meta:document-statistic meta:table-count="0" meta:image-count="0" meta:object-count="0" meta:page-count="1" meta:paragraph-count="25" meta:word-count="168" meta:character-count="984" meta:non-whitespace-character-count="860"/>
  </office:meta>
</office:document-meta>
</file>